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74000000E77D43F8ED.png" manifest:media-type="image/png"/>
  <manifest:file-entry manifest:full-path="Pictures/100195B50001D0740000319CA600C5C3.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headline">
      <style:graphic-properties draw:textarea-vertical-align="top" draw:auto-grow-height="false" fo:min-height="7.556cm" fo:min-width="33.702cm" fo:wrap-option="wrap"/>
    </style:style>
    <style:style style:name="gr2" style:family="graphic" style:parent-style-name="standard">
      <style:graphic-properties draw:stroke="none" draw:fill="none" draw:fill-color="#bbe0e3" draw:textarea-horizontal-align="justify" draw:textarea-vertical-align="top" draw:auto-grow-height="false" fo:min-height="21.85cm" fo:min-width="33.701cm" fo:padding-top="0.13cm" fo:padding-bottom="0.13cm" fo:padding-left="0.25cm" fo:padding-right="0.25cm" fo:wrap-option="wrap" draw:shadow-color="#808080"/>
    </style:style>
    <style:style style:name="gr3" style:family="graphic" style:parent-style-name="standard" style:list-style-name="L2">
      <style:graphic-properties draw:stroke="none" draw:fill="none" draw:fill-color="#bbe0e3" draw:textarea-horizontal-align="justify" draw:textarea-vertical-align="top" draw:auto-grow-height="false" fo:min-height="42.75cm" fo:min-width="33.7cm" fo:padding-top="0.13cm" fo:padding-bottom="0.13cm" fo:padding-left="0.25cm" fo:padding-right="0.25cm" fo:wrap-option="wrap" draw:shadow-color="#808080"/>
    </style:style>
    <style:style style:name="gr4"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standard">
      <style:graphic-properties draw:stroke="none" svg:stroke-color="#000000" draw:fill="none" draw:fill-color="#ffffff" draw:auto-grow-height="true" draw:auto-grow-width="false" fo:max-height="0cm" fo:min-height="1.525cm"/>
    </style:style>
    <style:style style:name="gr6" style:family="graphic" style:parent-style-name="standard">
      <style:graphic-properties draw:stroke="none" svg:stroke-color="#000000" draw:fill="none" draw:fill-color="#ffffff" draw:auto-grow-height="true" draw:auto-grow-width="false" fo:max-height="0cm" fo:min-height="1.194cm"/>
    </style:style>
    <style:style style:name="gr7"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2.15cm"/>
    </style:style>
    <style:style style:name="gr9" style:family="graphic" style:parent-style-name="standard">
      <style:graphic-properties draw:stroke="none" svg:stroke-color="#000000" draw:fill="none" draw:fill-color="#ffffff" draw:auto-grow-height="true" draw:auto-grow-width="false" fo:max-height="0cm" fo:min-height="3.049cm"/>
    </style:style>
    <style:style style:name="gr10" style:family="graphic" style:parent-style-name="objectwithoutfill">
      <style:graphic-properties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1" style:family="graphic" style:parent-style-name="objectwithoutfill">
      <style:graphic-properties svg:stroke-width="0.1cm" svg:stroke-color="#6666ff" draw:marker-start="" draw:marker-start-width="0.35cm" draw:marker-end="" draw:marker-end-width="0.35cm" draw:fill="none" draw:textarea-vertical-align="middle" fo:padding-top="0.175cm" fo:padding-bottom="0.175cm" fo:padding-left="0.3cm" fo:padding-right="0.3cm"/>
    </style:style>
    <style:style style:name="gr12" style:family="graphic" style:parent-style-name="objectwithoutfill">
      <style:graphic-properties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1.15cm"/>
    </style:style>
    <style:style style:name="gr14" style:family="graphic" style:parent-style-name="standard">
      <style:graphic-properties draw:stroke="none" svg:stroke-color="#000000" draw:fill="none" draw:fill-color="#ffffff" draw:auto-grow-height="true" draw:auto-grow-width="false" fo:max-height="0cm" fo:min-height="1.35cm"/>
    </style:style>
    <style:style style:name="gr15" style:family="graphic" style:parent-style-name="objectwithoutfill">
      <style:graphic-properties svg:stroke-width="0.05cm" svg:stroke-color="#333333" draw:marker-start-width="0.125cm" draw:marker-end="Arrow" draw:marker-end-width="0.225cm" draw:fill="none" draw:textarea-vertical-align="middle" fo:padding-top="0.15cm" fo:padding-bottom="0.15cm" fo:padding-left="0.275cm" fo:padding-right="0.275cm"/>
    </style:style>
    <style:style style:name="gr16"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7"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18" style:family="graphic" style:parent-style-name="standard">
      <style:graphic-properties draw:stroke="none" svg:stroke-color="#000000" draw:fill="none" draw:fill-color="#ffffff" draw:auto-grow-height="true" draw:auto-grow-width="false" fo:max-height="0cm" fo:min-height="2.35cm"/>
    </style:style>
    <style:style style:name="gr19" style:family="graphic" style:parent-style-name="standard">
      <style:graphic-properties draw:stroke="none" svg:stroke-width="0.1cm" svg:stroke-color="#000000" draw:fill="none" draw:fill-color="#ffffff" draw:auto-grow-height="true" draw:auto-grow-width="false" fo:max-height="0cm" fo:min-height="0cm" fo:padding-top="0.175cm" fo:padding-bottom="0.175cm" fo:padding-left="0.3cm" fo:padding-right="0.3cm"/>
    </style:style>
    <style:style style:name="gr20" style:family="graphic" style:parent-style-name="standard">
      <style:graphic-properties draw:stroke="none" svg:stroke-width="0.1cm" svg:stroke-color="#000000" draw:fill="none" draw:fill-color="#ffffff" draw:auto-grow-height="true" draw:auto-grow-width="false" fo:max-height="0cm" fo:min-height="16.257cm" fo:padding-top="0.175cm" fo:padding-bottom="0.175cm" fo:padding-left="0.3cm" fo:padding-right="0.3cm"/>
    </style:style>
    <style:style style:name="gr21" style:family="graphic" style:parent-style-name="headline">
      <style:graphic-properties draw:textarea-vertical-align="top" draw:auto-grow-height="false" fo:min-height="5.356cm" fo:min-width="33.702cm" fo:wrap-option="wrap"/>
    </style:style>
    <style:style style:name="gr22"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style:paragraph-properties fo:margin-left="0cm" fo:margin-right="0cm" fo:line-height="125%" fo:text-indent="0cm"/>
    </style:style>
    <style:style style:name="P2" style:family="paragraph">
      <loext:graphic-properties draw:fill="none" draw:fill-color="#bbe0e3"/>
      <style:paragraph-properties style:writing-mode="lr-tb" style:font-independent-line-spacing="true"/>
    </style:style>
    <style:style style:name="P3" style:family="paragraph">
      <style:paragraph-properties fo:margin-left="0cm" fo:margin-right="0cm" fo:margin-top="0.529cm" fo:margin-bottom="0cm" fo:text-align="justify" fo:text-indent="0cm"/>
    </style:style>
    <style:style style:name="P4"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5" style:family="paragraph">
      <style:paragraph-properties fo:margin-left="0cm" fo:margin-right="0cm" fo:margin-top="0.529cm" fo:margin-bottom="0cm" fo:text-align="end" fo:text-indent="0cm"/>
    </style:style>
    <style:style style:name="P6" style:family="paragraph">
      <style:paragraph-properties fo:margin-top="0.529cm" fo:margin-bottom="0cm" fo:text-align="justify"/>
    </style:style>
    <style:style style:name="P7"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8" style:family="paragraph">
      <loext:graphic-properties draw:fill="none" draw:fill-color="#ffffff"/>
      <style:paragraph-properties fo:text-align="center" style:writing-mode="lr-tb"/>
    </style:style>
    <style:style style:name="P9" style:family="paragraph">
      <loext:graphic-properties draw:fill="none" draw:fill-color="#ffffff"/>
    </style:style>
    <style:style style:name="P10" style:family="paragraph">
      <loext:graphic-properties draw:fill="none"/>
      <style:paragraph-properties fo:text-align="center"/>
    </style:style>
    <style:style style:name="P11" style:family="paragraph">
      <style:paragraph-properties fo:text-align="center"/>
      <style:text-properties fo:font-size="24pt" style:font-size-asian="24pt" style:font-size-complex="24pt"/>
    </style:style>
    <style:style style:name="P12" style:family="paragraph">
      <loext:graphic-properties draw:fill="none" draw:fill-color="#ffffff"/>
      <style:paragraph-properties fo:text-align="center"/>
      <style:text-properties fo:font-size="24pt" style:font-size-asian="24pt" style:font-size-complex="24pt"/>
    </style:style>
    <style:style style:name="P13" style:family="paragraph">
      <loext:graphic-properties draw:fill="none"/>
    </style:style>
    <style:style style:name="P14" style:family="paragraph">
      <style:text-properties fo:font-size="24pt" style:font-size-asian="24pt" style:font-size-complex="24pt"/>
    </style:style>
    <style:style style:name="P15" style:family="paragraph">
      <loext:graphic-properties draw:fill="none" draw:fill-color="#ffffff"/>
      <style:text-properties fo:font-size="24pt" style:font-size-asian="24pt" style:font-size-complex="24pt"/>
    </style:style>
    <style:style style:name="P16"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000000" style:text-position="30% 58%" fo:font-size="30pt" fo:language="en" fo:country="AU" style:font-size-asian="30pt" style:language-asian="en" style:country-asian="AU" style:font-size-complex="30pt" style:language-complex="en" style:country-complex="AU"/>
    </style:style>
    <style:style style:name="T5" style:family="text">
      <style:text-properties fo:color="#000000" style:text-position="30% 58%" fo:font-size="30pt" fo:language="en" fo:country="AU" style:font-name-asian="Tahoma" style:font-size-asian="30pt" style:language-asian="en" style:country-asian="AU" style:font-name-complex="Tahoma" style:font-size-complex="30pt" style:language-complex="en" style:country-complex="AU"/>
    </style:style>
    <style:style style:name="T6"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7"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8" style:family="text">
      <style:text-properties fo:language="en" fo:country="AU" style:language-asian="en" style:country-asian="AU" style:language-complex="en" style:country-complex="AU"/>
    </style:style>
    <style:style style:name="T9" style:family="text">
      <style:text-properties fo:font-size="24pt" fo:language="en" fo:country="AU" style:font-size-asian="24pt" style:language-asian="en" style:country-asian="AU" style:font-size-complex="24pt" style:language-complex="en" style:country-complex="AU"/>
    </style:style>
    <style:style style:name="T10"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11"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2" style:family="text">
      <style:text-properties fo:font-size="24pt" fo:language="en" fo:country="AU" fo:font-style="normal" fo:font-weight="bold" style:font-size-asian="24pt" style:language-asian="en" style:country-asian="AU" style:font-style-asian="normal" style:font-weight-asian="bold" style:font-size-complex="24pt" style:language-complex="en" style:country-complex="AU" style:font-style-complex="normal" style:font-weight-complex="bold"/>
    </style:style>
    <style:style style:name="T13" style:family="text">
      <style:text-properties fo:color="#891526" fo:font-size="24pt" fo:language="en" fo:country="AU" fo:font-weight="bold" style:font-size-asian="24pt" style:language-asian="en" style:country-asian="AU" style:font-weight-asian="bold" style:font-size-complex="24pt" style:language-complex="en" style:country-complex="AU" style:font-weight-complex="bold"/>
    </style:style>
    <style:style style:name="T14"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15"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style:style style:name="T16" style:family="text">
      <style:text-properties style:text-position="30% 58%" fo:language="en" fo:country="AU" style:language-asian="en" style:country-asian="AU" style:language-complex="en" style:country-complex="AU"/>
    </style:style>
    <style:style style:name="T17" style:family="text">
      <style:text-properties style:text-position="30% 58%" fo:language="en" fo:country="AU" style:font-name-asian="Tahoma" style:language-asian="en" style:country-asian="AU" style:font-name-complex="Tahoma" style:language-complex="en" style:country-complex="AU"/>
    </style:style>
    <style:style style:name="T18" style:family="text">
      <style:text-properties fo:language="en" fo:country="AU" style:font-name-asian="Tahoma" style:language-asian="en" style:country-asian="AU" style:font-name-complex="Tahoma" style:language-complex="en" style:country-complex="AU"/>
    </style:style>
    <style:style style:name="T19"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20" style:family="text">
      <style:text-properties fo:font-size="24pt" style:font-size-asian="24pt" style:font-size-complex="24pt"/>
    </style:style>
    <style:style style:name="T21" style:family="text">
      <style:text-properties fo:font-size="24pt" fo:font-style="italic" style:font-size-asian="24pt" style:font-style-asian="italic" style:font-size-complex="24pt" style:font-style-complex="italic"/>
    </style:style>
    <style:style style:name="T22" style:family="text">
      <style:text-properties fo:font-size="24pt" fo:font-style="normal" style:font-size-asian="24pt" style:font-style-asian="normal" style:font-size-complex="24pt" style:font-style-complex="normal"/>
    </style:style>
    <style:style style:name="T23" style:family="text">
      <style:text-properties fo:font-size="24pt" fo:language="en" fo:country="AU" fo:font-weight="bold" style:font-size-asian="24pt" style:language-asian="en" style:country-asian="AU" style:font-weight-asian="bold" style:font-size-complex="24pt" style:language-complex="en" style:country-complex="AU" style:font-weight-complex="bold"/>
    </style:style>
    <style:style style:name="T24" style:family="text">
      <style:text-properties fo:font-size="24pt" fo:language="en" fo:country="AU" fo:font-weight="normal" style:font-size-asian="24pt" style:language-asian="en" style:country-asian="AU" style:font-weight-asian="normal" style:font-size-complex="24pt" style:language-complex="en" style:country-complex="AU"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5">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office:automatic-styles>
  <office:body>
    <office:presentation>
      <draw:page draw:name="Project Title in the Field of Engineering or Computer Science (Arial 66pt Bold) By James Ashton*, ANU CECS IT Group, James.Ashton@anu.edu.au.  Supervisor: John Doe†. (Arial 30pt)" draw:style-name="dp1" draw:master-page-name="Default" presentation:presentation-page-layout-name="AL1T0">
        <draw:frame presentation:style-name="pr1" draw:text-style-name="P2" draw:layer="layout" svg:width="110.415cm" svg:height="7.007cm" svg:x="4.25cm" svg:y="1.328cm" presentation:class="title" presentation:user-transformed="true">
          <draw:text-box>
            <text:p text:style-name="P1"><text:span text:style-name="T1">Human Pose Estimation in Videos with Convolutional Neural Networks and Recombination</text:span><text:span text:style-name="T2"><text:line-break/></text:span><text:span text:style-name="T3">By Sam Toyer</text:span><text:span text:style-name="T4">*</text:span><text:span text:style-name="T3">, ANU CECS, u5568237@anu.edu.au. <text:s/>Supervisor: Anoop Cherian</text:span><text:span text:style-name="T5">†</text:span><text:span text:style-name="T3">.</text:span></text:p>
          </draw:text-box>
        </draw:frame>
        <draw:custom-shape draw:style-name="gr1" draw:layer="layout" svg:width="34.202cm" svg:height="7.806cm" svg:x="5.155cm" svg:y="9.494cm">
          <text:list text:style-name="L2">
            <text:list-header>
              <text:p><text:span text:style-name="T6">1 Motivation</text:span></text:p>
              <text:p><text:span text:style-name="T7">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text:span></text:p>
              <text:p><text:span text:style-name="T8"/></text:p>
            </text:list-header>
          </text:list>
          <draw:enhanced-geometry svg:viewBox="0 0 21600 21600" draw:mirror-horizontal="false" draw:mirror-vertical="false" draw:type="mso-spt202" draw:enhanced-path="M 0 0 L 21600 0 21600 21600 0 21600 0 0 Z N"/>
        </draw:custom-shape>
        <draw:custom-shape draw:style-name="gr2" draw:text-style-name="P4" draw:layer="layout" svg:width="34.201cm" svg:height="22.11cm" svg:x="42.325cm" svg:y="9.494cm">
          <text:p text:style-name="P3"><text:span text:style-name="T6">2 Method</text:span></text:p>
          <text:p text:style-name="P3"><text:span text:style-name="T9">Our complete pose estimation pipeline can be decomposed into two stages:</text:span></text:p>
          <text:list text:style-name="L4">
            <text:list-item>
              <text:p text:style-name="P3"><text:span text:style-name="T9">In the first stage, we attempt to produce a fixed-size set of plausible candidate poses for each frame in the input video sequence.</text:span></text:p>
              <text:p text:style-name="P3"><text:span text:style-name="T9">Note that this stage does not make use of any temporal information; we are merely producing independent candidate sets in each frame.</text:span></text:p>
            </text:list-item>
            <text:list-item>
              <text:p text:style-name="P3"><text:span text:style-name="T9">In the second stage, we take the per-frame candidate sets from the first stage and attempt to</text:span></text:p>
              <text:p text:style-name="P3"><text:span text:style-name="T9">Cherian </text:span><text:span text:style-name="T10">et al.</text:span><text:span text:style-name="T11"> [2]</text:span></text:p>
              <text:p text:style-name="P3"><text:span text:style-name="T11">Chen and Yuille [1]</text:span><text:span text:style-name="T9"> </text:span></text:p>
            </text:list-item>
          </text:list>
          <draw:enhanced-geometry svg:viewBox="0 0 21600 21600" draw:type="mso-spt202" draw:enhanced-path="M 0 0 L 21600 0 21600 21600 0 21600 0 0 Z N"/>
        </draw:custom-shape>
        <draw:custom-shape draw:style-name="gr3" draw:text-style-name="P7" draw:layer="layout" svg:width="34.2cm" svg:height="43.01cm" svg:x="79.494cm" svg:y="9.494cm">
          <text:list text:style-name="L2">
            <text:list-header>
              <text:p text:style-name="P3"><text:span text:style-name="T6">3 Results</text:span></text:p>
            </text:list-header>
            <text:list-item>
              <text:p text:style-name="P3"><text:span text:style-name="T9">To evaluate our trained model, we produced predictions for every sequence of the </text:span><text:span text:style-name="T10">Poses in the Wild</text:span><text:span text:style-name="T11"> data set. Not only does </text:span><text:span text:style-name="T10">Poses in the Wild</text:span><text:span text:style-name="T11"> not share any frames in common with the </text:span><text:span text:style-name="T10">FLIC</text:span><text:span text:style-name="T11"> data set which we trained the model on, but it also includes several </text:span><text:span text:style-name="T12">TODO</text:span></text:p>
            </text:list-item>
            <text:list-item>
              <text:p text:style-name="P3"><text:span text:style-name="T11"/></text:p>
            </text:list-item>
            <text:list-item>
              <text:p text:style-name="P3"><text:span text:style-name="T11">The percentages of frames in which a correct detection was made at each threshold for shoulders, elbows and wrists, respectively, are shown in the graphs below.</text:span></text:p>
              <text:p text:style-name="P5"><text:span text:style-name="T9">(1)</text:span></text:p>
              <text:p text:style-name="P3"><text:span text:style-name="T9"/></text:p>
              <text:p text:style-name="P3"><text:span text:style-name="T6">3 Discussion and Conclusion</text:span></text:p>
              <text:p text:style-name="P6"><text:span text:style-name="T13"><text:s/></text:span><text:span text:style-name="T9">in the text. <text:s/>Number manually if necessary as above with a right-justified paragraph. <text:s/>Run-in equations, like the following,              are even more challenging. <text:s/>Use of TeXPoint, where available, can make equations look better but positioning remains a pro</text:span><text:span text:style-name="T13">blem</text:span></text:p>
              <text:p text:style-name="P3"><text:span text:style-name="T6">4 References</text:span></text:p>
            </text:list-item>
          </text:list>
          <text:list text:style-name="L5">
            <text:list-item>
              <text:p text:style-name="P3"><text:span text:style-name="T14">X. Chen and A. Yuille. Articulated pose estimation by a graphical model with image dependent pairwise relations. In </text:span><text:span text:style-name="T15">NIPS</text:span><text:span text:style-name="T14">, 2014.</text:span></text:p>
            </text:list-item>
            <text:list-item>
              <text:p text:style-name="P3"><text:span text:style-name="T14">A. Cherian, J. Mairal, K. Alahari, and C. Schmid. Mixing body-part sequences for human pose estimation. In </text:span><text:span text:style-name="T15">CVPR</text:span><text:span text:style-name="T14">, 2014.</text:span></text:p>
            </text:list-item>
            <text:list-item>
              <text:p text:style-name="P3"><text:span text:style-name="T14">V. Delaitre, D. F. Fouhey, I. Laptev, J. Sivic, A. Gupta, and A. A. Efros. Scene semantics from long-term observation of people. In </text:span><text:span text:style-name="T15">ECCV</text:span><text:span text:style-name="T14">. 2012.</text:span></text:p>
            </text:list-item>
            <text:list-item>
              <text:p text:style-name="P3"><text:span text:style-name="T14">S. Liu, J. Feng, Z. Song, T. Zhang, H. Lu, C. Xu, and S. Yan. “Hi, magic closet, tell me what to wear!”. In </text:span><text:span text:style-name="T15">ACMMM,</text:span><text:span text:style-name="T14"> 2012.</text:span></text:p>
            </text:list-item>
            <text:list-item>
              <text:p text:style-name="P3"><text:span text:style-name="T14">S. Liu, Z. Song, G. Liu, C. Xu, H. Lu, and S. Yan. Street-to-shop: Cross-scenario clothing retrieval via parts alignment and auxiliary set. In </text:span><text:span text:style-name="T15">CVPR</text:span><text:span text:style-name="T14">, 2012.</text:span></text:p>
            </text:list-item>
            <text:list-item>
              <text:p text:style-name="P3"><text:span text:style-name="T14">K. Yamaguchi, M. H. Kiapour, L. E. Ortiz, and T. L. Berg. Parsing clothing in fashion photographs. In </text:span><text:span text:style-name="T15">CVPR</text:span><text:span text:style-name="T14">, 2012.</text:span></text:p>
            </text:list-item>
            <text:list-item>
              <text:p text:style-name="P3"><text:span text:style-name="T14">A. Yao, J. Gall, G. Fanelli, and L. J. Van Gool. Does human action recognition benefit from pose estimation? In </text:span><text:span text:style-name="T15">BMVC</text:span><text:span text:style-name="T14">, 2011.</text:span></text:p>
            </text:list-item>
          </text:list>
          <draw:enhanced-geometry svg:viewBox="0 0 21600 21600" draw:type="mso-spt202" draw:enhanced-path="M 0 0 L 21600 0 21600 21600 0 21600 0 0 Z N"/>
        </draw:custom-shape>
        <draw:line draw:style-name="gr4" draw:text-style-name="P8" draw:layer="layout" svg:x1="5.252cm" svg:y1="68.057cm" svg:x2="15.055cm" svg:y2="68.057cm">
          <text:p/>
        </draw:line>
        <draw:frame draw:style-name="gr5" draw:text-style-name="P9" draw:layer="layout" svg:width="33.536cm" svg:height="1.775cm" svg:x="5.155cm" svg:y="68.541cm">
          <draw:text-box>
            <text:list text:style-name="L2">
              <text:list-header>
                <text:p><text:span text:style-name="T16">*</text:span><text:span text:style-name="T8"> College of Engineering &amp; Computer Science, Australian National University</text:span></text:p>
                <text:p><text:span text:style-name="T17">†</text:span><text:span text:style-name="T18"> </text:span><text:span text:style-name="T18">Research </text:span><text:span text:style-name="T8">School</text:span><text:span text:style-name="T18"> of </text:span><text:span text:style-name="T8">Computer Science, College of Engineering &amp; Computer Science, Australian National University</text:span></text:p>
              </text:list-header>
            </text:list>
          </draw:text-box>
        </draw:frame>
        <draw:frame draw:style-name="gr6" draw:text-style-name="P9" draw:layer="layout" svg:width="27.837cm" svg:height="1.444cm" svg:x="5.2cm" svg:y="38.9cm">
          <draw:text-box>
            <text:list text:style-name="L2">
              <text:list-item>
                <text:p><text:span text:style-name="T19">2.1 Training process</text:span></text:p>
              </text:list-item>
            </text:list>
          </draw:text-box>
        </draw:frame>
        <draw:frame draw:style-name="gr6" draw:text-style-name="P9" draw:layer="layout" svg:width="27.837cm" svg:height="1.444cm" svg:x="5.201cm" svg:y="52.9cm">
          <draw:text-box>
            <text:list text:style-name="L2">
              <text:list-item>
                <text:p><text:span text:style-name="T19">2.1 Using the trained model on a video sequence</text:span></text:p>
              </text:list-item>
            </text:list>
          </draw:text-box>
        </draw:frame>
        <draw:custom-shape draw:style-name="gr7" draw:text-style-name="P10" draw:layer="layout" svg:width="1.955cm" svg:height="8cm" svg:x="20.945cm" svg:y="43.2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2.4cm" svg:x="6cm" svg:y="55cm">
          <draw:text-box>
            <text:p text:style-name="P11"><text:span text:style-name="T20">Optical flow between each frame in the sequence is calculated</text:span></text:p>
          </draw:text-box>
        </draw:frame>
        <draw:custom-shape draw:style-name="gr7" draw:text-style-name="P10" draw:layer="layout" svg:width="1.955cm" svg:height="8cm" svg:x="39.071cm" svg:y="43.2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2.4cm" svg:x="24.026cm" svg:y="40.826cm">
          <draw:text-box>
            <text:p text:style-name="P11"><text:span text:style-name="T20">A CNN is trained to classify the limbs connected to each joint</text:span></text:p>
          </draw:text-box>
        </draw:frame>
        <draw:custom-shape draw:style-name="gr7" draw:text-style-name="P10" draw:layer="layout" svg:width="1.955cm" svg:height="8cm" svg:x="58.697cm" svg:y="43.2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2" draw:layer="layout" svg:width="18.225cm" svg:height="3.299cm" svg:x="40.652cm" svg:y="40.852cm">
          <draw:text-box>
            <text:p text:style-name="P11"><text:span text:style-name="T20">A structured support vector machine is trained to score candidate poses in each image</text:span></text:p>
          </draw:text-box>
        </draw:frame>
        <draw:frame draw:style-name="gr8" draw:text-style-name="P12" draw:layer="layout" svg:width="13.845cm" svg:height="2.4cm" svg:x="61.177cm" svg:y="40.878cm">
          <draw:text-box>
            <text:p text:style-name="P11"><text:span text:style-name="T20">Recombination parameters are chosen by hand</text:span></text:p>
          </draw:text-box>
        </draw:frame>
        <draw:custom-shape draw:style-name="gr7" draw:text-style-name="P10" draw:layer="layout" svg:width="1.955cm" svg:height="8cm" svg:x="20.971cm" svg:y="57.3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10" draw:layer="layout" svg:width="1.955cm" svg:height="8cm" svg:x="20.971cm" svg:y="43.2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2.4cm" svg:x="5.626cm" svg:y="40.826cm">
          <draw:text-box>
            <text:p text:style-name="P11"><text:span text:style-name="T21">K</text:span><text:span text:style-name="T22"> types are derived for each limb using K-means clustering</text:span></text:p>
          </draw:text-box>
        </draw:frame>
        <draw:g>
          <draw:line draw:style-name="gr10" draw:text-style-name="P13" draw:layer="layout" svg:x1="13.45cm" svg:y1="20.3cm" svg:x2="13.45cm" svg:y2="21.325cm">
            <text:p/>
          </draw:line>
          <draw:line draw:style-name="gr11" draw:text-style-name="P13" draw:layer="layout" svg:x1="13.45cm" svg:y1="21.325cm" svg:x2="12.35cm" svg:y2="21.618cm">
            <text:p/>
          </draw:line>
          <draw:line draw:style-name="gr11" draw:text-style-name="P13" draw:layer="layout" svg:x1="13.45cm" svg:y1="21.325cm" svg:x2="14.413cm" svg:y2="21.618cm">
            <text:p/>
          </draw:line>
          <draw:line draw:style-name="gr10" draw:text-style-name="P13" draw:layer="layout" svg:x1="12.35cm" svg:y1="21.618cm" svg:x2="11.8cm" svg:y2="23.229cm">
            <text:p/>
          </draw:line>
          <draw:line draw:style-name="gr12" draw:text-style-name="P13" draw:layer="layout" svg:x1="11.8cm" svg:y1="23.229cm" svg:x2="12.075cm" svg:y2="24.547cm">
            <text:p/>
          </draw:line>
          <draw:line draw:style-name="gr10" draw:text-style-name="P13" draw:layer="layout" svg:x1="14.413cm" svg:y1="21.618cm" svg:x2="14.826cm" svg:y2="23.229cm">
            <text:p/>
          </draw:line>
          <draw:line draw:style-name="gr12" draw:text-style-name="P13" draw:layer="layout" svg:x1="14.825cm" svg:y1="23.228cm" svg:x2="16.2cm" svg:y2="21.764cm">
            <text:p/>
          </draw:line>
          <draw:line draw:style-name="gr12" draw:text-style-name="P13" draw:layer="layout" svg:x1="13.45cm" svg:y1="21.325cm" svg:x2="13.45cm" svg:y2="24.546cm">
            <text:p/>
          </draw:line>
          <draw:line draw:style-name="gr11" draw:text-style-name="P13" draw:layer="layout" svg:x1="13.45cm" svg:y1="24.546cm" svg:x2="14.413cm" svg:y2="24.692cm">
            <text:p/>
          </draw:line>
          <draw:line draw:style-name="gr11" draw:text-style-name="P13" draw:layer="layout" svg:x1="13.45cm" svg:y1="24.546cm" svg:x2="12.625cm" svg:y2="24.839cm">
            <text:p/>
          </draw:line>
          <draw:line draw:style-name="gr10" draw:text-style-name="P13" draw:layer="layout" svg:x1="14.413cm" svg:y1="24.693cm" svg:x2="14.688cm" svg:y2="26.597cm">
            <text:p/>
          </draw:line>
          <draw:line draw:style-name="gr12" draw:text-style-name="P13" draw:layer="layout" svg:x1="14.688cm" svg:y1="26.596cm" svg:x2="14.688cm" svg:y2="28.207cm">
            <text:p/>
          </draw:line>
          <draw:line draw:style-name="gr10" draw:text-style-name="P13" draw:layer="layout" svg:x1="12.625cm" svg:y1="24.839cm" svg:x2="12.35cm" svg:y2="26.743cm">
            <text:p/>
          </draw:line>
          <draw:line draw:style-name="gr12" draw:text-style-name="P13" draw:layer="layout" svg:x1="12.35cm" svg:y1="26.743cm" svg:x2="12.488cm" svg:y2="28.5cm">
            <text:p/>
          </draw:line>
          <draw:frame draw:style-name="gr13" draw:text-style-name="P15" draw:layer="layout" svg:width="3.7cm" svg:height="1.4cm" svg:x="5.7cm" svg:y="21.9cm">
            <draw:text-box>
              <text:p text:style-name="P14"><text:span text:style-name="T20">“</text:span><text:span text:style-name="T20">Limbs”</text:span></text:p>
            </draw:text-box>
          </draw:frame>
          <draw:frame draw:style-name="gr14" draw:text-style-name="P15" draw:layer="layout" svg:width="3.905cm" svg:height="1.6cm" svg:x="6.055cm" svg:y="26.1cm">
            <draw:text-box>
              <text:p text:style-name="P14"><text:span text:style-name="T20">“</text:span><text:span text:style-name="T20">Joints”</text:span></text:p>
            </draw:text-box>
          </draw:frame>
          <draw:line draw:style-name="gr15" draw:text-style-name="P13" draw:layer="layout" svg:x1="9.1cm" svg:y1="22.7cm" svg:x2="12.35cm" svg:y2="21.1cm">
            <text:p/>
          </draw:line>
          <draw:line draw:style-name="gr15" draw:text-style-name="P13" draw:layer="layout" svg:x1="9.1cm" svg:y1="22.7cm" svg:x2="11.2cm" svg:y2="22.7cm">
            <text:p/>
          </draw:line>
          <draw:line draw:style-name="gr15" draw:text-style-name="P13" draw:layer="layout" svg:x1="9.1cm" svg:y1="22.7cm" svg:x2="11.2cm" svg:y2="23.7cm">
            <text:p/>
          </draw:line>
          <draw:line draw:style-name="gr15" draw:text-style-name="P13" draw:layer="layout" svg:x1="9.5cm" svg:y1="26.9cm" svg:x2="12cm" svg:y2="25.3cm">
            <text:p/>
          </draw:line>
          <draw:line draw:style-name="gr15" draw:text-style-name="P13" draw:layer="layout" svg:x1="9.5cm" svg:y1="26.9cm" svg:x2="12cm" svg:y2="26.9cm">
            <text:p/>
          </draw:line>
          <draw:line draw:style-name="gr15" draw:text-style-name="P13" draw:layer="layout" svg:x1="9.5cm" svg:y1="26.9cm" svg:x2="12cm" svg:y2="28.3cm">
            <text:p/>
          </draw:line>
          <draw:frame draw:style-name="gr16" draw:text-style-name="P15" draw:layer="layout" svg:width="12cm" svg:height="1.6cm" svg:x="6cm" svg:y="18.7cm">
            <draw:text-box>
              <text:p text:style-name="P14"><text:span text:style-name="T20">Pose estimation nomenclature</text:span></text:p>
            </draw:text-box>
          </draw:frame>
          <draw:custom-shape draw:style-name="gr17" draw:text-style-name="P10" draw:layer="layout" svg:width="0.9cm" svg:height="4.4cm" draw:transform="rotate (-1.5707963267949) translate (15.8cm 29cm)">
            <text:p/>
            <draw:enhanced-geometry svg:viewBox="0 0 21600 21600" draw:glue-points="0 0 0 21600 21600 10800" draw:text-areas="0 ?f9 7800 ?f10" draw:mirror-horizontal="false" draw:mirror-vertical="fals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2" draw:layer="layout" svg:width="6.8cm" svg:height="2.6cm" svg:x="10.2cm" svg:y="30.1cm">
            <draw:text-box>
              <text:p text:style-name="P11"><text:span text:style-name="T20">“</text:span><text:span text:style-name="T20">Skeleton”, or “pose”</text:span></text:p>
            </draw:text-box>
          </draw:frame>
        </draw:g>
        <draw:frame draw:style-name="gr19" draw:text-style-name="P9" draw:layer="layout" svg:width="18.2cm" svg:height="23.93cm" svg:x="89.6cm" svg:y="47cm">
          <draw:text-box>
            <text:list text:style-name="L2">
              <text:list-header>
                <text:p><text:span text:style-name="T9">This is the main body of the poster in Arial 24pt. <text:s/>Most text is black but some headings are CECS Red which (in PowerPoint only) seems to equate to about RGB colour 137, 21, 38.</text:span></text:p>
                <text:p text:style-name="P3"><text:span text:style-name="T9">Equations in display as above are done using Insert-&gt;Object-&gt;Microsoft Equation. <text:s/>They’re much too small in standard size so Right-click-&gt;Format Object-&gt;Size 200%. <text:s/>Each equation is its own object, separate from the main text so we just have to leave space as best we can in the text. <text:s/>Number manually if necessary as above with a right-justified paragraph. <text:s/>Run-in equations, like the following are even more challenging Use of TeXPoint, where available, can make equations look better but positioning remains a problem.</text:span></text:p>
              </text:list-header>
              <text:list-item>
                <text:p text:style-name="P3"><text:span text:style-name="T23">TODO:</text:span><text:span text:style-name="T24"> Clean up references. The numbering will almost certainly change between now (as I'm writing this) and when the time comes to submit.</text:span></text:p>
                <text:p><text:span text:style-name="T19"/></text:p>
              </text:list-item>
            </text:list>
          </draw:text-box>
        </draw:frame>
        <draw:frame draw:style-name="gr20" draw:text-style-name="P15" draw:layer="layout" svg:width="20.8cm" svg:height="16.607cm" svg:x="18.6cm" svg:y="17.3cm">
          <draw:text-box>
            <text:p text:style-name="P14"><text:span text:style-name="T20">The skeletons produced by a pose estimation procedure are helpful for higher-level tasks, including:</text:span></text:p>
            <text:p text:style-name="P14"><text:span text:style-name="T20"/></text:p>
            <text:list text:style-name="L3">
              <text:list-item>
                <text:p text:style-name="P14"><text:span text:style-name="T20">Classifying the clothing worn by models for the purpose of finding aesthetically pleasing clothing combinations [2,3,4]; pose estimation makes this easier by giving clues as to where different pieces of clothing could be located in the image.</text:span></text:p>
              </text:list-item>
              <text:list-item>
                <text:p text:style-name="P14"><text:span text:style-name="T20">Recognising the action a person is performing [5], which is itself useful for surveillance, human-computer interaction, and so on.</text:span></text:p>
              </text:list-item>
              <text:list-item>
                <text:p text:style-name="P14"><text:span text:style-name="T20">Detecting and classifying objects according to a person's interaction with them [1]; for instance, a chair could be identified by the presence of a skeleton in sitting position just above it.</text:span></text:p>
              </text:list-item>
            </text:list>
          </draw:text-box>
        </draw:frame>
        <draw:custom-shape draw:style-name="gr21" draw:layer="layout" svg:width="34.202cm" svg:height="5.606cm" svg:x="5.156cm" svg:y="32.194cm">
          <text:list text:style-name="L2">
            <text:list-header>
              <text:p><text:span text:style-name="T7">The aim of this project was to improve on the state of the art in human pose estimation for video frames; such a system could benefit any and all of the applications listed above.</text:span></text:p>
              <text:p><text:span text:style-name="T8"/></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22" draw:layer="layout" svg:width="10.344cm" svg:height="7.075cm" svg:x="8.622cm" svg:y="1.434cm" draw:page-number="1" presentation:class="page"/>
          <draw:frame presentation:style-name="pr2" draw:text-style-name="P16"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style:font-name="Arial2" fo:color="#000000" fo:font-size="100%"/>
          </text:list-level-style-bullet>
          <text:list-level-style-bullet text:level="2" text:bullet-char="–">
            <style:list-level-properties text:space-before="5.798cm" text:min-label-width="3.629cm"/>
            <style:text-properties style:font-name="Arial2" fo:color="#000000" fo:font-size="100%"/>
          </text:list-level-style-bullet>
          <text:list-level-style-bullet text:level="3" text:bullet-char="•">
            <style:list-level-properties text:space-before="11.601cm" text:min-label-width="2.902cm"/>
            <style:text-properties style:font-name="Arial2" fo:color="#000000" fo:font-size="100%"/>
          </text:list-level-style-bullet>
          <text:list-level-style-bullet text:level="4" text:bullet-char="–">
            <style:list-level-properties text:space-before="17.4cm" text:min-label-width="2.902cm"/>
            <style:text-properties style:font-name="Arial2" fo:color="#000000" fo:font-size="100%"/>
          </text:list-level-style-bullet>
          <text:list-level-style-bullet text:level="5" text:bullet-char="»">
            <style:list-level-properties text:space-before="23.203cm" text:min-label-width="2.898cm"/>
            <style:text-properties style:font-name="Arial2" fo:color="#000000" fo:font-size="100%"/>
          </text:list-level-style-bullet>
          <text:list-level-style-bullet text:level="6" text:bullet-char="»">
            <style:list-level-properties text:space-before="23.203cm" text:min-label-width="2.898cm"/>
            <style:text-properties style:font-name="Arial2" fo:color="#000000" fo:font-size="100%"/>
          </text:list-level-style-bullet>
          <text:list-level-style-bullet text:level="7" text:bullet-char="»">
            <style:list-level-properties text:space-before="23.203cm" text:min-label-width="2.898cm"/>
            <style:text-properties style:font-name="Arial2" fo:color="#000000" fo:font-size="100%"/>
          </text:list-level-style-bullet>
          <text:list-level-style-bullet text:level="8" text:bullet-char="»">
            <style:list-level-properties text:space-before="23.203cm" text:min-label-width="2.898cm"/>
            <style:text-properties style:font-name="Arial2" fo:color="#000000" fo:font-size="100%"/>
          </text:list-level-style-bullet>
          <text:list-level-style-bullet text:level="9" text:bullet-char="»">
            <style:list-level-properties text:space-before="23.203cm" text:min-label-width="2.898cm"/>
            <style:text-properties style:font-name="Arial2" fo:color="#000000" fo:font-size="100%"/>
          </text:list-level-style-bullet>
          <text:list-level-style-bullet text:level="10" text:bullet-char="»">
            <style:list-level-properties text:space-before="23.203cm" text:min-label-width="2.898cm"/>
            <style:text-properties style:font-name="Arial2"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2" fo:color="#000000" fo:font-size="100%"/>
          </text:list-level-style-bullet>
          <text:list-level-style-bullet text:level="3" text:bullet-char="•">
            <style:list-level-properties text:space-before="11.601cm"/>
            <style:text-properties style:font-name="Arial2" fo:color="#000000" fo:font-size="100%"/>
          </text:list-level-style-bullet>
          <text:list-level-style-bullet text:level="4" text:bullet-char="–">
            <style:list-level-properties text:space-before="17.4cm"/>
            <style:text-properties style:font-name="Arial2" fo:color="#000000" fo:font-size="100%"/>
          </text:list-level-style-bullet>
          <text:list-level-style-bullet text:level="5" text:bullet-char="»">
            <style:list-level-properties text:space-before="23.203cm"/>
            <style:text-properties style:font-name="Arial2" fo:color="#000000" fo:font-size="100%"/>
          </text:list-level-style-bullet>
          <text:list-level-style-bullet text:level="6" text:bullet-char="»">
            <style:list-level-properties text:space-before="23.203cm"/>
            <style:text-properties style:font-name="Arial2" fo:color="#000000" fo:font-size="100%"/>
          </text:list-level-style-bullet>
          <text:list-level-style-bullet text:level="7" text:bullet-char="»">
            <style:list-level-properties text:space-before="23.203cm"/>
            <style:text-properties style:font-name="Arial2" fo:color="#000000" fo:font-size="100%"/>
          </text:list-level-style-bullet>
          <text:list-level-style-bullet text:level="8" text:bullet-char="»">
            <style:list-level-properties text:space-before="23.203cm"/>
            <style:text-properties style:font-name="Arial2" fo:color="#000000" fo:font-size="100%"/>
          </text:list-level-style-bullet>
          <text:list-level-style-bullet text:level="9" text:bullet-char="»">
            <style:list-level-properties text:space-before="23.203cm"/>
            <style:text-properties style:font-name="Arial2" fo:color="#000000" fo:font-size="100%"/>
          </text:list-level-style-bullet>
          <text:list-level-style-bullet text:level="10" text:bullet-char="»">
            <style:list-level-properties text:space-before="23.203cm"/>
            <style:text-properties style:font-name="Arial2"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6T13:56:36.966590676</dc:date>
    <meta:editing-cycles>104</meta:editing-cycles>
    <meta:editing-duration>PT13H16M43S</meta:editing-duration>
    <meta:generator>LibreOffice/4.4.2.2$Linux_X86_64 LibreOffice_project/40m0$Build-2</meta:generator>
    <meta:document-statistic meta:object-count="64"/>
  </office:meta>
</office:document-meta>
</file>